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3AF0000021230EF1B27A6BE3D7F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notes">
      <style:graphic-properties draw:fill-color="#ffffff" fo:min-height="14cm"/>
      <style:paragraph-properties style:writing-mode="lr-tb"/>
    </style:style>
    <style:style style:name="pr3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4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Metropolis-outline1">
      <style:graphic-properties fo:min-height="10.298cm"/>
      <style:paragraph-properties style:writing-mode="lr-tb"/>
    </style:style>
    <style:style style:name="co1" style:family="table-column">
      <style:table-column-properties style:column-width="4.67cm" style:use-optimal-column-width="false"/>
    </style:style>
    <style:style style:name="co2" style:family="table-column">
      <style:table-column-properties style:column-width="14.734cm" style:use-optimal-column-width="false"/>
    </style:style>
    <style:style style:name="co3" style:family="table-column">
      <style:table-column-properties style:column-width="4.968cm" style:use-optimal-column-width="false"/>
    </style:style>
    <style:style style:name="ro1" style:family="table-row">
      <style:table-row-properties style:row-height="1.095cm" style:use-optimal-row-height="false"/>
    </style:style>
    <style:style style:name="ro2" style:family="table-row">
      <style:table-row-properties style:row-height="1.062cm" style:use-optimal-row-height="false"/>
    </style:style>
    <style:style style:name="ro3" style:family="table-row">
      <style:table-row-properties style:row-height="1.617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language="en" fo:country="CA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CA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CA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Rubric</text:p>
          </draw:text-box>
        </draw:frame>
        <draw:frame draw:name="Google Shape;293;p41" draw:style-name="standard" draw:layer="layout" svg:width="24.371cm" svg:height="9.686cm" svg:x="1.487cm" svg:y="4.309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">Category</text:span></text:p>
              </table:table-cell>
              <table:table-cell>
                <text:p text:style-name="P1"><text:span text:style-name="T1">Description</text:span></text:p>
              </table:table-cell>
              <table:table-cell>
                <text:p text:style-name="P1"><text:span text:style-name="T1">Rating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">Impact</text:span></text:p>
              </table:table-cell>
              <table:table-cell>
                <text:p text:style-name="P2"><text:span text:style-name="T3">Did they articulate why their analysis will help non-profits?</text:span></text:p>
              </table:table-cell>
              <table:table-cell>
                <text:p text:style-name="P1"><text:span text:style-name="T3">1 to 4, low to high</text:span></text:p>
              </table:table-cell>
            </table:table-row>
            <table:table-row table:style-name="ro3" table:default-cell-style-name="ce1">
              <table:table-cell>
                <text:p text:style-name="P2"><text:span text:style-name="T2">Data visualization</text:span></text:p>
              </table:table-cell>
              <table:table-cell>
                <text:p text:style-name="P2"><text:span text:style-name="T3">Did they provide clear and aesthetically pleasing visuals to help present their findings?</text:span></text:p>
              </table:table-cell>
              <table:table-cell>
                <text:p text:style-name="P1"><text:span text:style-name="T3">1 to 4, low to high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">Communication</text:span></text:p>
              </table:table-cell>
              <table:table-cell>
                <text:p text:style-name="P2"><text:span text:style-name="T3">Were they able to articulate the findings from their analysis?</text:span></text:p>
              </table:table-cell>
              <table:table-cell>
                <text:p text:style-name="P1"><text:span text:style-name="T3">1 to 4, low to high</text:span></text:p>
              </table:table-cell>
            </table:table-row>
            <table:table-row table:style-name="ro3" table:default-cell-style-name="ce1">
              <table:table-cell>
                <text:p text:style-name="P2"><text:span text:style-name="T2">Innovation</text:span></text:p>
              </table:table-cell>
              <table:table-cell>
                <text:p text:style-name="P2"><text:span text:style-name="T3">Did they learn a new tool, language, or software or create an original tool? Were they innovated in their overall analysis?</text:span></text:p>
              </table:table-cell>
              <table:table-cell>
                <text:p text:style-name="P1"><text:span text:style-name="T3">1 to 4, low to high</text:span></text:p>
              </table:table-cell>
            </table:table-row>
            <table:table-row table:style-name="ro3" table:default-cell-style-name="ce1">
              <table:table-cell>
                <text:p text:style-name="P2"><text:span text:style-name="T2">Vision</text:span></text:p>
              </table:table-cell>
              <table:table-cell>
                <text:p text:style-name="P2"><text:span text:style-name="T3">Do they have a clear vision of next steps: ways to bring these ideas to life or questions for further analysis?</text:span></text:p>
              </table:table-cell>
              <table:table-cell>
                <text:p text:style-name="P1"><text:span text:style-name="T3">1 to 4, low to high</text:span></text:p>
              </table:table-cell>
            </table:table-row>
            <table:table-row table:style-name="ro3" table:default-cell-style-name="ce1">
              <table:table-cell>
                <text:p text:style-name="P2"><text:span text:style-name="T2">Time limit</text:span></text:p>
              </table:table-cell>
              <table:table-cell>
                <text:p text:style-name="P2"><text:span text:style-name="T3">Did they stay within the time limit?</text:span></text:p>
              </table:table-cell>
              <table:table-cell>
                <text:p text:style-name="P1"><text:span text:style-name="T3">Over by 2 min = -2</text:span></text:p>
                <text:p text:style-name="P1"><text:span text:style-name="T3">Over by 5 min+ = -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7.4cm" svg:height="0.962cm" svg:x="6.6cm" svg:y="14.8cm">
          <draw:text-box>
            <text:p>7 minute length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Group 9</text:p>
          </draw:text-box>
        </draw:frame>
        <draw:frame presentation:style-name="pr3" draw:text-style-name="P5" draw:layer="layout" svg:width="25.2cm" svg:height="10.548cm" svg:x="1.4cm" svg:y="3.8cm" presentation:class="subtitle">
          <draw:text-box>
            <text:p>Recommendations to increase twitter engagement for local non-profits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Definitions and Key Metrics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5">
              <text:list-item>
                <text:p>Engagement – an interaction with any tweet being</text:p>
              </text:list-item>
              <text:list-item>
                <text:p/>
              </text:list-item>
              <text:list-item>
                <text:p text:style-name="P6">Why is engagement wanted? Engagement can be wanted for many reasons - to get a specific action like attend an event or bring awareness of an issue or a position. <text:s/>Common point is visibility is increased.</text:p>
              </text:list-item>
              <text:list-item>
                <text:p text:style-name="P6">What are the metrics measuring engagement? (no priority)</text:p>
              </text:list-item>
              <text:list-item>
                <text:p text:style-name="P6">for tweet</text:p>
              </text:list-item>
              <text:list-item>
                <text:p text:style-name="P6">-favourite count</text:p>
              </text:list-item>
              <text:list-item>
                <text:p text:style-name="P6">-retweet count</text:p>
              </text:list-item>
              <text:list-item>
                <text:p text:style-name="P6">They are most effective because...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Objective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5">
              <text:list-item>
                <text:p>How can we increase retweets and favourites to increase visiblity of organizations activity and strengthen network of allies?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Recommendation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5">
              <text:list-item>
                <text:p>The most impactful aspects to increase are engaging other tweets and hashtag management</text:p>
              </text:list-item>
              <text:list-item>
                <text:p/>
              </text:list-item>
              <text:list-item>
                <text:p>Retweet</text:p>
              </text:list-item>
              <text:list-item>
                <text:p>Retweeting itself has little impact, however, engaging with specific and busy accounts may help</text:p>
              </text:list-item>
              <text:list-item>
                <text:p/>
              </text:list-item>
              <text:list-item>
                <text:p>Hashtag – use hashtags and use the following hashtag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Observations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5">
              <text:list-item>
                <text:p>Observations that support our case</text:p>
              </text:list-item>
              <text:list-item>
                <text:p>Obs #1</text:p>
              </text:list-item>
              <text:list-item>
                <text:p>Obs #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Reiterate recommendations</text:p>
          </draw:text-box>
        </draw:frame>
        <draw:frame presentation:style-name="pr5" draw:layer="layout" svg:width="25.2cm" svg:height="10.548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Future questions</text:p>
          </draw:text-box>
        </draw:frame>
        <draw:frame presentation:style-name="pr5" draw:layer="layout" svg:width="25.2cm" svg:height="10.548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30EF1B27A6BE3D7F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20:34:07.633778270</meta:creation-date>
    <meta:editing-duration>PT18M30S</meta:editing-duration>
    <meta:editing-cycles>4</meta:editing-cycles>
    <meta:generator>LibreOffice/6.4.7.2$Linux_X86_64 LibreOffice_project/40$Build-2</meta:generator>
    <dc:title>Metropolis</dc:title>
    <dc:date>2021-10-19T21:21:49.756684455</dc:date>
    <meta:document-statistic meta:object-count="55"/>
  </office:meta>
</office:document-meta>
</file>